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dc="http://purl.org/dc/elements/1.1/" office:version="1.2">
  <office:body>
    <office:text>
      <text:p>Add a simple line of text. And something else.</text:p>
    </office:text>
  </office:body>
</office:document-content>
</file>

<file path=meta.xml><?xml version="1.0" encoding="utf-8"?>
<office:document-meta xmlns:office="urn:oasis:names:tc:opendocument:xmlns:office:1.0" xmlns:meta="urn:oasis:names:tc:opendocument:xmlns:meta:1.0" office:version="1.2">
  <office:meta>
    <meta:generator>neoffice-test-generator</meta:generator>
  </office:meta>
</office:document-meta>
</file>